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5pt" style:font-size-asian="45pt" style:font-size-complex="45pt"/>
    </style:style>
    <style:style style:name="P3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paragraph-properties fo:text-align="center"/>
      <style:text-properties fo:font-size="50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8" style:family="paragraph">
      <style:paragraph-properties style:text-autospace="none">
        <style:tab-stops>
          <style:tab-stop style:position="1.147cm"/>
        </style:tab-stops>
      </style:paragraph-properties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paragraph-properties fo:text-align="center"/>
      <style:text-properties fo:color="#ff0000"/>
    </style:style>
    <style:style style:name="P11" style:family="paragraph">
      <style:text-properties fo:color="#ff0000"/>
    </style:style>
    <style:style style:name="P12" style:family="paragraph">
      <style:text-properties fo:font-size="42pt" style:font-size-asian="42pt" style:font-size-complex="42pt"/>
    </style:style>
    <style:style style:name="P13" style:family="paragraph">
      <style:paragraph-properties fo:text-align="start"/>
      <style:text-properties fo:font-size="55pt" style:font-size-asian="55pt" style:font-size-complex="55pt"/>
    </style:style>
    <style:style style:name="P14" style:family="paragraph">
      <style:paragraph-properties fo:text-align="end"/>
      <style:text-properties fo:font-size="55pt" style:font-size-asian="55pt" style:font-size-complex="55pt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0000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cm" svg:height="8.955cm" svg:x="2.8cm" svg:y="3.145cm">
          <draw:image xlink:href="../../hero_ical.jpg" xlink:type="simple" xlink:show="embed" xlink:actuate="onLoad">
            <text:p/>
          </draw:image>
        </draw:frame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2" draw:text-style-name="P2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3" draw:text-style-name="P3" draw:layer="layout" svg:width="10.6cm" svg:height="1.83cm" svg:x="16.8cm" svg:y="18cm">
          <draw:text-box>
            <text:p><text:span text:style-name="T2">November 201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3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layer="layout" svg:width="25.8cm" svg:height="6.158cm" svg:x="1.2cm" svg:y="6.442cm">
          <draw:text-box>
            <text:p>It is an insanely hard work to make dates look NATURAL to the user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layer="layout" svg:width="25.4cm" svg:height="4.189cm" svg:x="1cm" svg:y="6.6cm">
          <draw:text-box>
            <text:p text:style-name="P1">Dates travel the internet as strings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9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8"><text:span text:style-name="T7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8">@"yyyy-MM-dd"</text:span><text:span text:style-name="T5">;</text:span></text:p>
            <text:p text:style-name="P8"><text:span text:style-name="T7"><text:s text:c="3"/></text:span></text:p>
            <text:p text:style-name="P8"><text:span text:style-name="T7"><text:s/></text:span></text:p>
            <text:p text:style-name="P7"><text:span text:style-name="T5"><text:s text:c="3"/></text:span><text:span text:style-name="T9">return</text:span><text:span text:style-name="T5"> [ df_ </text:span><text:span text:style-name="T6">dateFromString</text:span><text:span text:style-name="T5">: date_ ];</text:span></text:p>
            <text:p text:style-name="P8"><text:span text:style-name="T7">}</text:span></text:p>
          </draw:text-box>
        </draw:frame>
        <draw:frame draw:style-name="gr3" draw:layer="layout" svg:width="25.6cm" svg:height="2.22cm" svg:x="1.504cm" svg:y="1.353cm">
          <draw:text-box>
            <text:p text:style-name="P1">The Typical Solu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11" draw:layer="layout" svg:width="22.4cm" svg:height="2.22cm" svg:x="2.504cm" svg:y="9.214cm">
          <draw:text-box>
            <text:p text:style-name="P10"><text:span text:style-name="T10">WRONG 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3" draw:text-style-name="P4" draw:layer="layout" svg:width="25.6cm" svg:height="4.189cm" svg:x="1.111cm" svg:y="7.327cm">
          <draw:text-box>
            <text:p text:style-name="P4">Use <text:span text:style-name="T10">en_US_POSIX</text:span> locale for dates from the network</text:p>
          </draw:text-box>
        </draw:frame>
        <draw:frame draw:style-name="gr3" draw:text-style-name="P12" draw:layer="layout" svg:width="19.496cm" svg:height="1.906cm" svg:x="7.8cm" svg:y="17.494cm">
          <draw:text-box>
            <text:p text:style-name="P12"><text:span text:style-name="T11">Use </text:span><text:span text:style-name="T12">Gregorian</text:span><text:span text:style-name="T11"> calendar to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3" draw:layer="layout" svg:width="23.8cm" svg:height="2.22cm" svg:x="3.4cm" svg:y="6.8cm">
          <draw:text-box>
            <text:p/>
          </draw:text-box>
        </draw:frame>
        <draw:frame draw:style-name="gr3" draw:text-style-name="P13" draw:layer="layout" svg:width="25.8cm" svg:height="8.923cm" svg:x="1.2cm" svg:y="6.4cm">
          <draw:text-box>
            <text:p text:style-name="P13"><text:span text:style-name="T13">Do not forget to set </text:span></text:p>
            <text:p text:style-name="P13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4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" draw:layer="layout" svg:width="22.777cm" svg:height="2.22cm" svg:x="2.423cm" svg:y="1.2cm">
          <draw:text-box>
            <text:p>Or let my library do it for you</text:p>
          </draw:text-box>
        </draw:frame>
        <draw:frame draw:style-name="gr3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18T00:47:42</dc:date>
    <meta:editing-duration>PT1H46M2S</meta:editing-duration>
    <meta:editing-cycles>42</meta:editing-cycles>
    <meta:generator>LibreOffice/3.5$MacOSX_x86 LibreOffice_project/7e68ba2-a744ebf-1f241b7-c506db1-7d53735</meta:generator>
    <meta:document-statistic meta:object-count="90"/>
  </office:meta>
</office:document-meta>
</file>